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SY10" svg:font-family="CMSY10"/>
    <style:font-face style:name="Lucida Grande" svg:font-family="'Lucida Grande'"/>
    <style:font-face style:name="Mangal1" svg:font-family="Mangal"/>
    <style:font-face style:name="OpenSymbol" svg:font-family="OpenSymbol"/>
    <style:font-face style:name="Times" svg:font-family="Times"/>
    <style:font-face style:name="Times New Roman1" svg:font-family="'Times New Roman'"/>
    <style:font-face style:name="F16" svg:font-family="F16" style:font-family-generic="swiss"/>
    <style:font-face style:name="F18" svg:font-family="F18" style:font-family-generic="swiss"/>
    <style:font-face style:name="F19" svg:font-family="F19" style:font-family-generic="swiss"/>
    <style:font-face style:name="F20" svg:font-family="F20" style:font-family-generic="swiss"/>
    <style:font-face style:name="F29" svg:font-family="F29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2" style:family="paragraph" style:parent-style-name="Text_20_body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Text_20_body">
      <style:paragraph-properties fo:text-align="start" style:justify-single-word="false"/>
      <style:text-properties fo:font-size="12pt" fo:language="en" fo:country="US" style:font-size-asian="10.5pt" style:font-size-complex="12pt"/>
    </style:style>
    <style:style style:name="T1" style:family="text">
      <style:text-properties fo:color="#000000" style:font-name="Times" fo:background-color="transparent" style:font-size-asian="12pt"/>
    </style:style>
    <style:style style:name="T2" style:family="text">
      <style:text-properties fo:color="#000000" style:font-name="Times New Roman1" fo:background-color="transparent" style:font-size-asian="12pt"/>
    </style:style>
    <style:style style:name="T3" style:family="text">
      <style:text-properties fo:color="#000000" style:font-name="Lucida Grande" fo:background-color="transparent" style:font-size-asian="12pt"/>
    </style:style>
    <style:style style:name="T4" style:family="text">
      <style:text-properties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design document for the BombSquad project (SDD)</text:p>
      <text:p text:style-name="P2"/>
      <text:p text:style-name="P3">Contents:</text:p>
      <text:p text:style-name="P3"><text:tab/>1 Introduction<text:line-break/><text:tab/>2 System design<text:line-break/><text:tab/>3 Resources</text:p>
      <text:p text:style-name="P3">Version: 1.0<text:line-break/>Date: 21-05-2012<text:line-break/>Authors: Henrik Andersson, Anton Palmqvist, Tomas Selldén och Marcus Thyrén</text:p>
      <text:p text:style-name="P3">This version overrides all previous versions.</text:p>
      <text:p text:style-name="P3"/>
      <text:p text:style-name="P3">1 Introduction.</text:p>
      <text:p text:style-name="P3">1.1 Design goals<text:line-break/>The design must be testable and should be able to isolate parts for test. See RAD for usability.</text:p>
      <text:p text:style-name="P3">1.2 Definitions,acronyms and abbreviations<text:line-break/><text:span text:style-name="T4"><text:tab/></text:span><text:span text:style-name="T2">• </text:span><text:span text:style-name="T1">GUI, graphical user interface.</text:span><text:span text:style-name="T3"><text:line-break/><text:tab/></text:span><text:span text:style-name="T2">• </text:span><text:span text:style-name="T1">Java, platform independent programming language.</text:span><text:span text:style-name="T3"><text:line-break/><text:tab/></text:span><text:span text:style-name="T2">• </text:span><text:span text:style-name="T1">JRE, the Java Run time Environment. Additional software needed to run an Java <text:tab/>application.</text:span><text:span text:style-name="T3"><text:line-break/><text:tab/></text:span><text:span text:style-name="T2">• </text:span><text:span text:style-name="T1">Host, a computer where the game will run.<text:line-break/><text:tab/></text:span><text:span text:style-name="T2">• </text:span><text:span text:style-name="T1">Round, one complete game ending in a winner or possible canceled.<text:line-break/><text:tab/></text:span><text:span text:style-name="T2">• Power-up, an item the player can pickup to enhance himself.</text:span></text:p>
      <text:p text:style-name="P3"><text:span text:style-name="T2">2 System design</text:span></text:p>
      <text:p text:style-name="P3"><text:span text:style-name="T2">2.1. Overview<text:line-break/>more text here later</text:span></text:p>
      <text:p text:style-name="P3"><text:span text:style-name="T2">2.1.1 Rules<text:line-break/>All rules are implicit in this game.</text:span></text:p>
      <text:p text:style-name="P3"><text:span text:style-name="T2">2.1.2 The model functionality<text:line-break/></text:span></text:p>
      <text:p text:style-name="P3"><text:span text:style-name="T2">2.1.3 Value objects</text:span></text:p>
      <text:p text:style-name="P3"><text:span text:style-name="T2">2.1.4 Unique identifiers, global look-ups</text:span></text:p>
      <text:p text:style-name="P3"><text:span text:style-name="T2">2.1.5 Spaces</text:span></text:p>
      <text:p text:style-name="P3"><text:span text:style-name="T2">2.1.6 Event handling</text:span></text:p>
      <text:p text:style-name="P3"><text:span text:style-name="T2">2.1.7 Internal representation of text</text:span></text:p>
      <text:p text:style-name="P3"><text:span text:style-name="T2">2.2 Software decomposition</text:span></text:p>
      <text:p text:style-name="P3"><text:span text:style-name="T2">2.2.1 General</text:span></text:p>
      <text:p text:style-name="P3"><text:span text:style-name="T2">2.2.2 Decompositions into subsystems</text:span></text:p>
      <text:p text:style-name="P3"><text:span text:style-name="T2">2.2.3 Layering</text:span></text:p>
      <text:p text:style-name="P3"><text:span text:style-name="T2">2.2.4 Dependency analysis</text:span></text:p>
      <text:p text:style-name="P3"><text:span text:style-name="T2">2.3 Concurrency issues</text:span></text:p>
      <text:p text:style-name="P3"><text:soft-page-break/><text:span text:style-name="T2">2.4 Persistent data management</text:span></text:p>
      <text:p text:style-name="P3"><text:span text:style-name="T2">2.5 Access control and security</text:span></text:p>
      <text:p text:style-name="P3"><text:span text:style-name="T2">2.6 Boundary conditions</text:span></text:p>
      <text:p text:style-name="P3"><text:span text:style-name="T2">3 Resources</text:span></text:p>
      <text:p text:style-name="P3"><text:span text:style-name="T2"/></text:p>
      <text:p text:style-name="P3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SY10" svg:font-family="CMSY10"/>
    <style:font-face style:name="Lucida Grande" svg:font-family="'Lucida Grande'"/>
    <style:font-face style:name="Mangal1" svg:font-family="Mangal"/>
    <style:font-face style:name="OpenSymbol" svg:font-family="OpenSymbol"/>
    <style:font-face style:name="Times" svg:font-family="Times"/>
    <style:font-face style:name="Times New Roman1" svg:font-family="'Times New Roman'"/>
    <style:font-face style:name="F16" svg:font-family="F16" style:font-family-generic="swiss"/>
    <style:font-face style:name="F18" svg:font-family="F18" style:font-family-generic="swiss"/>
    <style:font-face style:name="F19" svg:font-family="F19" style:font-family-generic="swiss"/>
    <style:font-face style:name="F20" svg:font-family="F20" style:font-family-generic="swiss"/>
    <style:font-face style:name="F29" svg:font-family="F29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Tyren</meta:initial-creator>
    <meta:creation-date>2012-05-21T12:37:46.96</meta:creation-date>
    <dc:date>2012-05-21T13:27:27.33</dc:date>
    <dc:creator>Marcus Tyren</dc:creator>
    <meta:editing-duration>PT49M37S</meta:editing-duration>
    <meta:editing-cycles>11</meta:editing-cycles>
    <meta:generator>LibreOffice/3.4$Win32 LibreOffice_project/340m1$Build-502</meta:generator>
    <meta:document-statistic meta:table-count="0" meta:image-count="0" meta:object-count="0" meta:page-count="2" meta:paragraph-count="28" meta:word-count="193" meta:character-count="1278" meta:non-whitespace-character-count="1100"/>
  </office:meta>
</office:document-meta>
</file>